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officeooo:rsid="000e681f" officeooo:paragraph-rsid="00196470"/>
    </style:style>
    <style:style style:name="P2" style:family="paragraph" style:parent-style-name="Standard">
      <style:paragraph-properties fo:text-align="start" style:justify-single-word="false"/>
      <style:text-properties officeooo:rsid="000e681f" officeooo:paragraph-rsid="00196470"/>
    </style:style>
    <style:style style:name="P3" style:family="paragraph" style:parent-style-name="Standard">
      <style:paragraph-properties fo:text-align="start" style:justify-single-word="false"/>
      <style:text-properties officeooo:rsid="001334f4" officeooo:paragraph-rsid="00196470"/>
    </style:style>
    <style:style style:name="P4" style:family="paragraph" style:parent-style-name="Standard">
      <style:paragraph-properties fo:text-align="center" style:justify-single-word="false"/>
      <style:text-properties officeooo:rsid="001a2431" officeooo:paragraph-rsid="00196470"/>
    </style:style>
    <style:style style:name="P5" style:family="paragraph" style:parent-style-name="Standard">
      <style:paragraph-properties fo:text-align="start" style:justify-single-word="false"/>
      <style:text-properties officeooo:rsid="001af246" officeooo:paragraph-rsid="00196470"/>
    </style:style>
    <style:style style:name="P6" style:family="paragraph" style:parent-style-name="Standard">
      <style:paragraph-properties fo:text-align="start" style:justify-single-word="false"/>
      <style:text-properties officeooo:rsid="001ccf66" officeooo:paragraph-rsid="00196470"/>
    </style:style>
    <style:style style:name="P7" style:family="paragraph" style:parent-style-name="Standard">
      <style:paragraph-properties fo:text-align="start" style:justify-single-word="false"/>
      <style:text-properties officeooo:rsid="001340e1" officeooo:paragraph-rsid="001bf150"/>
    </style:style>
    <style:style style:name="P8" style:family="paragraph" style:parent-style-name="Text_20_body">
      <style:text-properties officeooo:rsid="000e681f" officeooo:paragraph-rsid="00196470"/>
    </style:style>
    <style:style style:name="P9" style:family="paragraph" style:parent-style-name="Standard">
      <style:paragraph-properties fo:text-align="start" style:justify-single-word="false"/>
      <style:text-properties officeooo:rsid="001bf150" officeooo:paragraph-rsid="001bf150"/>
    </style:style>
    <style:style style:name="P10" style:family="paragraph" style:parent-style-name="Standard">
      <style:paragraph-properties fo:text-align="start" style:justify-single-word="false"/>
      <style:text-properties officeooo:rsid="001bf150" officeooo:paragraph-rsid="001d765a"/>
    </style:style>
    <style:style style:name="P11" style:family="paragraph" style:parent-style-name="Heading_20_1">
      <style:text-properties officeooo:paragraph-rsid="00196470"/>
    </style:style>
    <style:style style:name="P12" style:family="paragraph" style:parent-style-name="Heading_20_1" style:list-style-name="">
      <style:text-properties officeooo:rsid="000e681f" officeooo:paragraph-rsid="00196470"/>
    </style:style>
    <style:style style:name="P13" style:family="paragraph" style:parent-style-name="Heading_20_1">
      <style:text-properties officeooo:rsid="001340e1" officeooo:paragraph-rsid="00196470"/>
    </style:style>
    <style:style style:name="P14" style:family="paragraph" style:parent-style-name="Heading_20_1">
      <style:paragraph-properties fo:break-before="page"/>
      <style:text-properties officeooo:rsid="000e681f" officeooo:paragraph-rsid="00196470"/>
    </style:style>
    <style:style style:name="T1" style:family="text">
      <style:text-properties officeooo:rsid="000e681f"/>
    </style:style>
    <style:style style:name="T2" style:family="text">
      <style:text-properties fo:font-style="italic" officeooo:rsid="001ab95e" style:font-style-asian="italic" style:font-style-complex="italic"/>
    </style:style>
    <style:style style:name="T3" style:family="text">
      <style:text-properties officeooo:rsid="0018561d"/>
    </style:style>
    <style:style style:name="T4" style:family="text">
      <style:text-properties officeooo:rsid="001a2431"/>
    </style:style>
    <style:style style:name="T5" style:family="text">
      <style:text-properties officeooo:rsid="001af246"/>
    </style:style>
    <style:style style:name="T6" style:family="text">
      <style:text-properties officeooo:rsid="001ab95e"/>
    </style:style>
    <style:style style:name="T7" style:family="text">
      <style:text-properties fo:font-style="normal" officeooo:rsid="001ab95e" style:font-style-asian="normal" style:font-style-complex="normal"/>
    </style:style>
    <style:style style:name="T8" style:family="text">
      <style:text-properties fo:font-style="normal" officeooo:rsid="001aef68" style:font-style-asian="normal" style:font-style-complex="normal"/>
    </style:style>
    <style:style style:name="T9" style:family="text">
      <style:text-properties officeooo:rsid="001bb2ef"/>
    </style:style>
    <style:style style:name="T10" style:family="text">
      <style:text-properties officeooo:rsid="001bf150"/>
    </style:style>
    <style:style style:name="T11" style:family="text">
      <style:text-properties officeooo:rsid="001c020e"/>
    </style:style>
    <style:style style:name="T12" style:family="text">
      <style:text-properties officeooo:rsid="001340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26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P<text:span text:style-name="T4">2</text:span></text:p>
      <text:p text:style-name="P1">Simutaltion d<text:span text:style-name="T4">u jeu sudoku</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ésenté par</text:p>
      <text:p text:style-name="P4">Anael Maubant. 1587069</text:p>
      <text:p text:style-name="P1">Alexandre Rose, 158097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4">26</text:span> <text:span text:style-name="T4">mars</text:span> 2013</text:p>
      <text:h text:style-name="P14" text:outline-level="1">Introduction</text:h>
      <text:p text:style-name="P2"/>
      <text:p text:style-name="P5">Le but de ce laboratoire était vraisemblablement de nous faire apprendre à travailler dans un evironnement multi-thread. L'énoncé du labo nous permet de goûter à toutes sortes de difficultés de synchronisation à la sauce POSIX.</text:p>
      <text:p text:style-name="P2"/>
      <text:p text:style-name="P2"/>
      <text:h text:style-name="P11" text:outline-level="1"><text:span text:style-name="T1">Ré</text:span><text:span text:style-name="T3">p</text:span><text:span text:style-name="T1">onses aux questions:</text:span></text:h>
      <text:p text:style-name="P8"/>
      <text:p text:style-name="P2">1- <text:span text:style-name="T4">Oui tout à fait, car dans cette situation, le processeur principal dépenderais de la vitesse à laquelle les threads joueurs peuvent traiter l'information. Ainsi, il essaierait d'écrire dans la file 1 jusqu'à ce qu'aucun joueur ne soit en train de l'utiliser (ce qui pourrait causer un cas de famine, dans une mauvais implémentation). De la même manière le thread principal essaierait de lire un message dans la file 2 jusqu'à ce qu'un joueur en dépose un. Ainsi, l'architecture reviendrait à avoir une architecture simple thread puisque seulement une série <text:s/>“possibilité&gt;file1&gt;action&gt;file2&gt;gestion de réponse” ne serait permis à la fois et de manière séquentielle.</text:span></text:p>
      <text:p text:style-name="P2"/>
      <text:p text:style-name="P2">2- <text:span text:style-name="T6">Dans ce cas ci il faudrait envoyer en cours de programme un pthread_cancel. Cette fonction possède deux modes différents : </text:span><text:span text:style-name="T2">asynchronous </text:span><text:span text:style-name="T7">et </text:span><text:span text:style-name="T2">deferred</text:span><text:span text:style-name="T7">. Dans les deux cas il faudrait écrire les clean-up handlers qui sont appelés lors de la terminaison du process. Cela nous permettra notamment de déverouillé les mutex évitant ainsi une situation d'interbloquage. Néanmoins le deferred serait préféré car il nous permettrait de savoir exac</text:span><text:span text:style-name="T8">tement que c'est bien le joueur qui possèdait le mutex vu que la terminaison du thread ne se fait que pendant cond_wait. Donc a un moment ou le joueur possède le mutex.</text:span></text:p>
      <text:h text:style-name="P12" text:outline-level="1"/>
      <text:h text:style-name="P14" text:outline-level="1">Difficultés rencontrées:</text:h>
      <text:p text:style-name="P2"/>
      <text:p text:style-name="P6">La principale difficulté que nous avons rencontré est bien sur le débuggage sur plusieurs thread. Il est en effet assez difficile de débugger de manière classique un programme multithread. Il faut se donner les outils et s'assurer de bien comprendre le principe avant de s'élancer.</text:p>
      <text:p text:style-name="P6"/>
      <text:p text:style-name="P6">Un autre problème récurrant et celui des dead locks. Ces fameux interbloquages en français, sont souvent la source d'ennuis et de longues heures de débuggage à l'aveugle. <text:span text:style-name="T9">De plus l'état du mutex lors du cond_wait nous a posé problème au début avant que nous lisions que lors du call le mutex était libéré. </text:span></text:p>
      <text:p text:style-name="P3"/>
      <text:p text:style-name="P10">Un problème majeur nous est survenu suite à une mauvaise lecture des recquis, nous pensions qu'il fallait qu'un joueur quitte en pleine partie si ce dernier était éliminé. La gestion du thread cancel et des mutex a été particulièrement difficile.</text:p>
      <text:p text:style-name="P10"><text:span text:style-name="T5"/></text:p>
      <text:p text:style-name="P10"><text:span text:style-name="T5"/></text:p>
      <text:h text:style-name="Heading_20_1" text:outline-level="1"><text:span text:style-name="T5">Critique et améliorations</text:span><text:span text:style-name="T12">:</text:span></text:h>
      <text:p text:style-name="P9">Une synchronisation des threads avec autre chose que les sleeps serait une bonne piste. Cela permettrait que les joueurs lise à tour de rôle. En effet en absence de sleep seul un des joueurs joue. Cela permettrait aussi de diminuer le temps d'éxécution du jeu.</text:p>
      <text:p text:style-name="P9"/>
      <text:p text:style-name="P9"/>
      <text:h text:style-name="P13" text:outline-level="1">Conclusion</text:h>
      <text:p text:style-name="P7"><text:span text:style-name="T10">Ce tp nous a permis de nous familiarisé avec la programmation multi-thread et la gestion des différents appels POSIX. Cet apprentissage a présenté de nombreux défis qui étaient intéressants et nous a forcé à faire de nombreuses recherches sur internet. Cela nous aura également appris que la programmation multi-thread doit être bien conçu</text:span><text:span text:style-name="T11">e</text:span><text:span text:style-name="T10"> et analys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andre Rose</meta:initial-creator>
    <meta:creation-date>2013-02-18T13:21:21</meta:creation-date>
    <dc:date>2013-03-26T14:55:28</dc:date>
    <meta:editing-duration>PT03H15M38S</meta:editing-duration>
    <meta:editing-cycles>14</meta:editing-cycles>
    <meta:generator>OpenOffice.org/3.2$Unix OpenOffice.org_project/320m19$Build-9505</meta:generator>
    <meta:document-statistic meta:table-count="0" meta:image-count="0" meta:object-count="0" meta:page-count="3" meta:paragraph-count="20" meta:word-count="503" meta:character-count="3145"/>
    <dc:creator>Alexandre Rose</dc:creator>
  </office:meta>
</office:document-meta>
</file>